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mited MAX, constrained to [], m = 6, n = 10, k = 100, nbRuns = 400" table:style-name="ta1">
        <table:shapes>
          <draw:frame draw:z-index="0" draw:style-name="gr1" draw:text-style-name="P1" svg:width="160.09mm" svg:height="236.66mm" svg:x="48.06mm" svg:y="5.05mm">
            <draw:object draw:notify-on-update-of-ranges="'Limited MAX, constrained to [], m = 6, n = 10, k = 100, nbRuns = 400'.A2:'Limited MAX, constrained to [], m = 6, n = 10, k = 100, nbRuns = 400'.A102 'Limited MAX, constrained to [], m = 6, n = 10, k = 100, nbRuns = 400'.B1:'Limited MAX, constrained to [], m = 6, n = 10, k = 100, nbRuns = 400'.B1 'Limited MAX, constrained to [], m = 6, n = 10, k = 100, nbRuns = 400'.B2:'Limited MAX, constrained to [], m = 6, n = 10, k = 100, nbRuns = 400'.B102 'Limited MAX, constrained to [], m = 6, n = 10, k = 100, nbRuns = 400'.C1:'Limited MAX, constrained to [], m = 6, n = 10, k = 100, nbRuns = 400'.C1 'Limited MAX, constrained to [], m = 6, n = 10, k = 100, nbRuns = 400'.C2:'Limited MAX, constrained to [], m = 6, n = 10, k = 100, nbRuns = 400'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∞v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15" calcext:value-type="float">
            <text:p>9,15</text:p>
          </table:table-cell>
          <table:table-cell office:value-type="float" office:value="9.14" calcext:value-type="float">
            <text:p>9,1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82" calcext:value-type="float">
            <text:p>8,82</text:p>
          </table:table-cell>
          <table:table-cell office:value-type="float" office:value="8.84" calcext:value-type="float">
            <text:p>8,8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1" calcext:value-type="float">
            <text:p>8,71</text:p>
          </table:table-cell>
          <table:table-cell office:value-type="float" office:value="8.73" calcext:value-type="float">
            <text:p>8,7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8" calcext:value-type="float">
            <text:p>8,58</text:p>
          </table:table-cell>
          <table:table-cell office:value-type="float" office:value="8.63" calcext:value-type="float">
            <text:p>8,6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7" calcext:value-type="float">
            <text:p>8,47</text:p>
          </table:table-cell>
          <table:table-cell office:value-type="float" office:value="8.48" calcext:value-type="float">
            <text:p>8,4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1" calcext:value-type="float">
            <text:p>8,31</text:p>
          </table:table-cell>
          <table:table-cell office:value-type="float" office:value="8.33" calcext:value-type="float">
            <text:p>8,3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office:value-type="float" office:value="8.18" calcext:value-type="float">
            <text:p>8,1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9" calcext:value-type="float">
            <text:p>7,99</text:p>
          </table:table-cell>
          <table:table-cell office:value-type="float" office:value="8.01" calcext:value-type="float">
            <text:p>8,0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2" calcext:value-type="float">
            <text:p>7,82</text:p>
          </table:table-cell>
          <table:table-cell office:value-type="float" office:value="7.86" calcext:value-type="float">
            <text:p>7,8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67" calcext:value-type="float">
            <text:p>7,67</text:p>
          </table:table-cell>
          <table:table-cell office:value-type="float" office:value="7.7" calcext:value-type="float">
            <text:p>7,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53" calcext:value-type="float">
            <text:p>7,53</text:p>
          </table:table-cell>
          <table:table-cell office:value-type="float" office:value="7.55" calcext:value-type="float">
            <text:p>7,5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38" calcext:value-type="float">
            <text:p>7,38</text:p>
          </table:table-cell>
          <table:table-cell office:value-type="float" office:value="7.4" calcext:value-type="float">
            <text:p>7,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23" calcext:value-type="float">
            <text:p>7,23</text:p>
          </table:table-cell>
          <table:table-cell office:value-type="float" office:value="7.26" calcext:value-type="float">
            <text:p>7,2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8" calcext:value-type="float">
            <text:p>7,08</text:p>
          </table:table-cell>
          <table:table-cell office:value-type="float" office:value="7.11" calcext:value-type="float">
            <text:p>7,1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92" calcext:value-type="float">
            <text:p>6,92</text:p>
          </table:table-cell>
          <table:table-cell office:value-type="float" office:value="6.94" calcext:value-type="float">
            <text:p>6,9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78" calcext:value-type="float">
            <text:p>6,7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3" calcext:value-type="float">
            <text:p>6,63</text:p>
          </table:table-cell>
          <table:table-cell office:value-type="float" office:value="6.62" calcext:value-type="float">
            <text:p>6,6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6" calcext:value-type="float">
            <text:p>6,46</text:p>
          </table:table-cell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" calcext:value-type="float">
            <text:p>6,3</text:p>
          </table:table-cell>
          <table:table-cell office:value-type="float" office:value="6.33" calcext:value-type="float">
            <text:p>6,3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15" calcext:value-type="float">
            <text:p>6,15</text:p>
          </table:table-cell>
          <table:table-cell office:value-type="float" office:value="6.18" calcext:value-type="float">
            <text:p>6,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01" calcext:value-type="float">
            <text:p>6,01</text:p>
          </table:table-cell>
          <table:table-cell office:value-type="float" office:value="6.05" calcext:value-type="float">
            <text:p>6,0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7" calcext:value-type="float">
            <text:p>5,87</text:p>
          </table:table-cell>
          <table:table-cell office:value-type="float" office:value="5.9" calcext:value-type="float">
            <text:p>5,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2" calcext:value-type="float">
            <text:p>5,72</text:p>
          </table:table-cell>
          <table:table-cell office:value-type="float" office:value="5.77" calcext:value-type="float">
            <text:p>5,7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,6</text:p>
          </table:table-cell>
          <table:table-cell office:value-type="float" office:value="5.61" calcext:value-type="float">
            <text:p>5,6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45" calcext:value-type="float">
            <text:p>5,45</text:p>
          </table:table-cell>
          <table:table-cell office:value-type="float" office:value="5.46" calcext:value-type="float">
            <text:p>5,4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2" calcext:value-type="float">
            <text:p>5,32</text:p>
          </table:table-cell>
          <table:table-cell office:value-type="float" office:value="5.31" calcext:value-type="float">
            <text:p>5,3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18" calcext:value-type="float">
            <text:p>5,18</text:p>
          </table:table-cell>
          <table:table-cell office:value-type="float" office:value="5.17" calcext:value-type="float">
            <text:p>5,1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05" calcext:value-type="float">
            <text:p>5,05</text:p>
          </table:table-cell>
          <table:table-cell office:value-type="float" office:value="5.04" calcext:value-type="float">
            <text:p>5,0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1" calcext:value-type="float">
            <text:p>4,91</text:p>
          </table:table-cell>
          <table:table-cell office:value-type="float" office:value="4.92" calcext:value-type="float">
            <text:p>4,9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79" calcext:value-type="float">
            <text:p>4,79</text:p>
          </table:table-cell>
          <table:table-cell office:value-type="float" office:value="4.77" calcext:value-type="float">
            <text:p>4,7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66" calcext:value-type="float">
            <text:p>4,66</text:p>
          </table:table-cell>
          <table:table-cell office:value-type="float" office:value="4.64" calcext:value-type="float">
            <text:p>4,6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54" calcext:value-type="float">
            <text:p>4,54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41" calcext:value-type="float">
            <text:p>4,41</text:p>
          </table:table-cell>
          <table:table-cell office:value-type="float" office:value="4.36" calcext:value-type="float">
            <text:p>4,3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29" calcext:value-type="float">
            <text:p>4,29</text:p>
          </table:table-cell>
          <table:table-cell office:value-type="float" office:value="4.23" calcext:value-type="float">
            <text:p>4,2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18" calcext:value-type="float">
            <text:p>4,18</text:p>
          </table:table-cell>
          <table:table-cell office:value-type="float" office:value="4.11" calcext:value-type="float">
            <text:p>4,1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7" calcext:value-type="float">
            <text:p>4,07</text:p>
          </table:table-cell>
          <table:table-cell office:value-type="float" office:value="3.98" calcext:value-type="float">
            <text:p>3,9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96" calcext:value-type="float">
            <text:p>3,96</text:p>
          </table:table-cell>
          <table:table-cell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3" calcext:value-type="float">
            <text:p>3,83</text:p>
          </table:table-cell>
          <table:table-cell office:value-type="float" office:value="3.72" calcext:value-type="float">
            <text:p>3,7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73" calcext:value-type="float">
            <text:p>3,73</text:p>
          </table:table-cell>
          <table:table-cell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62" calcext:value-type="float">
            <text:p>3,62</text:p>
          </table:table-cell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3.35" calcext:value-type="float">
            <text:p>3,3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39" calcext:value-type="float">
            <text:p>3,39</text:p>
          </table:table-cell>
          <table:table-cell office:value-type="float" office:value="3.23" calcext:value-type="float">
            <text:p>3,2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,3</text:p>
          </table:table-cell>
          <table:table-cell office:value-type="float" office:value="3.13" calcext:value-type="float">
            <text:p>3,1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1" calcext:value-type="float">
            <text:p>3,21</text:p>
          </table:table-cell>
          <table:table-cell office:value-type="float" office:value="3.03" calcext:value-type="float">
            <text:p>3,0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11" calcext:value-type="float">
            <text:p>3,11</text:p>
          </table:table-cell>
          <table:table-cell office:value-type="float" office:value="2.92" calcext:value-type="float">
            <text:p>2,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2" calcext:value-type="float">
            <text:p>3,02</text:p>
          </table:table-cell>
          <table:table-cell office:value-type="float" office:value="2.81" calcext:value-type="float">
            <text:p>2,8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93" calcext:value-type="float">
            <text:p>2,93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83" calcext:value-type="float">
            <text:p>2,83</text:p>
          </table:table-cell>
          <table:table-cell office:value-type="float" office:value="2.59" calcext:value-type="float">
            <text:p>2,5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3" calcext:value-type="float">
            <text:p>2,73</text:p>
          </table:table-cell>
          <table:table-cell office:value-type="float" office:value="2.47" calcext:value-type="float">
            <text:p>2,4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65" calcext:value-type="float">
            <text:p>2,65</text:p>
          </table:table-cell>
          <table:table-cell office:value-type="float" office:value="2.36" calcext:value-type="float">
            <text:p>2,3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56" calcext:value-type="float">
            <text:p>2,56</text:p>
          </table:table-cell>
          <table:table-cell office:value-type="float" office:value="2.27" calcext:value-type="float">
            <text:p>2,2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47" calcext:value-type="float">
            <text:p>2,47</text:p>
          </table:table-cell>
          <table:table-cell office:value-type="float" office:value="2.17" calcext:value-type="float">
            <text:p>2,1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35" calcext:value-type="float">
            <text:p>2,35</text:p>
          </table:table-cell>
          <table:table-cell office:value-type="float" office:value="2.08" calcext:value-type="float">
            <text:p>2,0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27" calcext:value-type="float">
            <text:p>2,27</text:p>
          </table:table-cell>
          <table:table-cell office:value-type="float" office:value="1.99" calcext:value-type="float">
            <text:p>1,9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18" calcext:value-type="float">
            <text:p>2,18</text:p>
          </table:table-cell>
          <table:table-cell office:value-type="float" office:value="1.89" calcext:value-type="float">
            <text:p>1,8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03" calcext:value-type="float">
            <text:p>2,03</text:p>
          </table:table-cell>
          <table:table-cell office:value-type="float" office:value="1.71" calcext:value-type="float">
            <text:p>1,7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95" calcext:value-type="float">
            <text:p>1,95</text:p>
          </table:table-cell>
          <table:table-cell office:value-type="float" office:value="1.61" calcext:value-type="float">
            <text:p>1,6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87" calcext:value-type="float">
            <text:p>1,87</text:p>
          </table:table-cell>
          <table:table-cell office:value-type="float" office:value="1.53" calcext:value-type="float">
            <text:p>1,5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78" calcext:value-type="float">
            <text:p>1,78</text:p>
          </table:table-cell>
          <table:table-cell office:value-type="float" office:value="1.45" calcext:value-type="float">
            <text:p>1,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1" calcext:value-type="float">
            <text:p>1,71</text:p>
          </table:table-cell>
          <table:table-cell office:value-type="float" office:value="1.37" calcext:value-type="float">
            <text:p>1,3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64" calcext:value-type="float">
            <text:p>1,64</text:p>
          </table:table-cell>
          <table:table-cell office:value-type="float" office:value="1.29" calcext:value-type="float">
            <text:p>1,2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55" calcext:value-type="float">
            <text:p>1,55</text:p>
          </table:table-cell>
          <table:table-cell office:value-type="float" office:value="1.23" calcext:value-type="float">
            <text:p>1,2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8" calcext:value-type="float">
            <text:p>1,48</text:p>
          </table:table-cell>
          <table:table-cell office:value-type="float" office:value="1.17" calcext:value-type="float">
            <text:p>1,1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3" calcext:value-type="float">
            <text:p>1,43</text:p>
          </table:table-cell>
          <table:table-cell office:value-type="float" office:value="1.11" calcext:value-type="float">
            <text:p>1,1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36" calcext:value-type="float">
            <text:p>1,36</text:p>
          </table:table-cell>
          <table:table-cell office:value-type="float" office:value="1.05" calcext:value-type="float">
            <text:p>1,0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3" calcext:value-type="float">
            <text:p>1,23</text:p>
          </table:table-cell>
          <table:table-cell office:value-type="float" office:value="0.95" calcext:value-type="float">
            <text:p>0,9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15" calcext:value-type="float">
            <text:p>1,1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9" calcext:value-type="float">
            <text:p>1,09</text:p>
          </table:table-cell>
          <table:table-cell office:value-type="float" office:value="0.84" calcext:value-type="float">
            <text:p>0,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3" calcext:value-type="float">
            <text:p>1,03</text:p>
          </table:table-cell>
          <table:table-cell office:value-type="float" office:value="0.79" calcext:value-type="float">
            <text:p>0,7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8" calcext:value-type="float">
            <text:p>0,98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" calcext:value-type="float">
            <text:p>0,92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" calcext:value-type="float">
            <text:p>0,86</text:p>
          </table:table-cell>
          <table:table-cell office:value-type="float" office:value="0.67" calcext:value-type="float">
            <text:p>0,6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1" calcext:value-type="float">
            <text:p>0,81</text:p>
          </table:table-cell>
          <table:table-cell office:value-type="float" office:value="0.63" calcext:value-type="float">
            <text:p>0,6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,75</text:p>
          </table:table-cell>
          <table:table-cell office:value-type="float" office:value="0.59" calcext:value-type="float">
            <text:p>0,5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0.57" calcext:value-type="float">
            <text:p>0,5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1" calcext:value-type="float">
            <text:p>0,61</text:p>
          </table:table-cell>
          <table:table-cell office:value-type="float" office:value="0.51" calcext:value-type="float">
            <text:p>0,5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7" calcext:value-type="float">
            <text:p>0,57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0.39" calcext:value-type="float">
            <text:p>0,3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" calcext:value-type="float">
            <text:p>0,33</text:p>
          </table:table-cell>
          <table:table-cell office:value-type="float" office:value="0.37" calcext:value-type="float">
            <text:p>0,3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2" calcext:value-type="float">
            <text:p>0,22</text:p>
          </table:table-cell>
          <table:table-cell office:value-type="float" office:value="0.33" calcext:value-type="float">
            <text:p>0,3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5T11:18:18.252641533</dc:date>
    <dc:creator>Olivier Cailloux</dc:creator>
    <meta:editing-duration>PT23M35S</meta:editing-duration>
    <meta:editing-cycles>2</meta:editing-cycles>
    <meta:generator>LibreOffice/6.1.5.2$Linux_X86_64 LibreOffice_project/10$Build-2</meta:generator>
    <meta:document-statistic meta:table-count="1" meta:cell-count="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23.667cm" xlink:href=".." xlink:type="simple" chart:class="chart:line" chart:style-name="ch1">
        <chart:legend chart:legend-position="end" svg:x="14.243cm" svg:y="11.285cm" style:legend-expansion="high" chart:style-name="ch2"/>
        <chart:plot-area chart:style-name="ch3" table:cell-range-address="'Limited MAX, constrained to [], m = 6, n = 10, k = 100, nbRuns = 400'.A1:'Limited MAX, constrained to [], m = 6, n = 10, k = 100, nbRuns = 400'.C102" chart:data-source-has-labels="both" svg:x="0.162cm" svg:y="0.511cm" svg:width="13.602cm" svg:height="22.509cm">
          <chartooo:coordinate-region svg:x="0.783cm" svg:y="0.71cm" svg:width="12.84cm" svg:height="21.386cm"/>
          <chart:axis chart:dimension="x" chart:name="primary-x" chart:style-name="ch4" chartooo:axis-type="auto">
            <chartooo:date-scale/>
            <chart:categories table:cell-range-address="'Limited MAX, constrained to [], m = 6, n = 10, k = 100, nbRuns = 400'.A2:'Limited MAX, constrained to [], m = 6, n = 10, k = 100, nbRuns = 400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mited MAX, constrained to [], m = 6, n = 10, k = 100, nbRuns = 400'.B2:'Limited MAX, constrained to [], m = 6, n = 10, k = 100, nbRuns = 400'.B102" chart:label-cell-address="'Limited MAX, constrained to [], m = 6, n = 10, k = 100, nbRuns = 400'.B1:'Limited MAX, constrained to [], m = 6, n = 10, k = 100, nbRuns = 400'.B1" chart:class="chart:line">
            <chart:data-point chart:repeated="101"/>
          </chart:series>
          <chart:series chart:style-name="ch8" chart:values-cell-range-address="'Limited MAX, constrained to [], m = 6, n = 10, k = 100, nbRuns = 400'.C2:'Limited MAX, constrained to [], m = 6, n = 10, k = 100, nbRuns = 400'.C102" chart:label-cell-address="'Limited MAX, constrained to [], m = 6, n = 10, k = 100, nbRuns = 400'.C1:'Limited MAX, constrained to [], m = 6, n = 10, k = 100, nbRuns = 400'.C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]</text:p>
                <draw:g>
                  <svg:desc>'Limited MAX, constrained to [], m = 6, n = 10, k = 100, nbRuns = 400'.B1:'Limited MAX, constrained to [], m = 6, n = 10, k = 100, nbRuns = 400'.B1</svg:desc>
                </draw:g>
              </table:table-cell>
              <table:table-cell office:value-type="string">
                <text:p>∞v</text:p>
                <draw:g>
                  <svg:desc>'Limited MAX, constrained to [], m = 6, n = 10, k = 100, nbRuns = 400'.C1:'Limited MAX, constrained to [], m = 6, n = 10, k = 100, nbRuns = 40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mited MAX, constrained to [], m = 6, n = 10, k = 100, nbRuns = 400'.A2:'Limited MAX, constrained to [], m = 6, n = 10, k = 100, nbRuns = 400'.A102</svg:desc>
                </draw:g>
              </table:table-cell>
              <table:table-cell office:value-type="float" office:value="10">
                <text:p>10</text:p>
                <draw:g>
                  <svg:desc>'Limited MAX, constrained to [], m = 6, n = 10, k = 100, nbRuns = 400'.B2:'Limited MAX, constrained to [], m = 6, n = 10, k = 100, nbRuns = 400'.B102</svg:desc>
                </draw:g>
              </table:table-cell>
              <table:table-cell office:value-type="float" office:value="10">
                <text:p>10</text:p>
                <draw:g>
                  <svg:desc>'Limited MAX, constrained to [], m = 6, n = 10, k = 100, nbRuns = 400'.C2:'Limited MAX, constrained to [], m = 6, n = 10, k = 100, nbRuns = 400'.C1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15">
                <text:p>9.1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82">
                <text:p>8.82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71">
                <text:p>8.71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58">
                <text:p>8.58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47">
                <text:p>8.47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1">
                <text:p>8.31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15">
                <text:p>8.15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9">
                <text:p>7.99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82">
                <text:p>7.82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67">
                <text:p>7.6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53">
                <text:p>7.5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38">
                <text:p>7.3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23">
                <text:p>7.2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08">
                <text:p>7.08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92">
                <text:p>6.9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78">
                <text:p>6.7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63">
                <text:p>6.63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46">
                <text:p>6.46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3">
                <text:p>6.3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15">
                <text:p>6.15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01">
                <text:p>6.01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7">
                <text:p>5.8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72">
                <text:p>5.72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45">
                <text:p>5.45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32">
                <text:p>5.3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18">
                <text:p>5.1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05">
                <text:p>5.0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.91">
                <text:p>4.9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79">
                <text:p>4.7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66">
                <text:p>4.6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54">
                <text:p>4.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.41">
                <text:p>4.4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29">
                <text:p>4.2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.18">
                <text:p>4.1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07">
                <text:p>4.0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96">
                <text:p>3.9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3">
                <text:p>3.8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73">
                <text:p>3.7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62">
                <text:p>3.6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39">
                <text:p>3.3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3">
                <text:p>3.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21">
                <text:p>3.2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11">
                <text:p>3.11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2">
                <text:p>3.0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.93">
                <text:p>2.9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83">
                <text:p>2.8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.73">
                <text:p>2.73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56">
                <text:p>2.5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47">
                <text:p>2.4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.35">
                <text:p>2.3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.27">
                <text:p>2.2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.18">
                <text:p>2.1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1">
                <text:p>2.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.03">
                <text:p>2.0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95">
                <text:p>1.9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87">
                <text:p>1.8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8">
                <text:p>1.7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64">
                <text:p>1.6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55">
                <text:p>1.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48">
                <text:p>1.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43">
                <text:p>1.4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36">
                <text:p>1.3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23">
                <text:p>1.2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15">
                <text:p>1.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09">
                <text:p>1.0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03">
                <text:p>1.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8">
                <text:p>0.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2">
                <text:p>0.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6">
                <text:p>0.8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81">
                <text:p>0.8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5">
                <text:p>0.7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1">
                <text:p>0.6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7">
                <text:p>0.5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2">
                <text:p>0.5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7">
                <text:p>0.4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7">
                <text:p>0.2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2">
                <text:p>0.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9">
                <text:p>0.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7">
                <text:p>0.1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3">
                <text:p>0.1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1">
                <text:p>0.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